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7.83cm"/>
    </style:style>
    <style:style style:name="co6" style:family="table-column">
      <style:table-column-properties fo:break-before="auto" style:column-width="6.193cm"/>
    </style:style>
    <style:style style:name="co7" style:family="table-column">
      <style:table-column-properties fo:break-before="auto" style:column-width="6.553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INDICE_1,C,80</text:p>
          </table:table-cell>
          <table:table-cell office:value-type="string">
            <text:p>INDICE_2,C,80</text:p>
          </table:table-cell>
          <table:table-cell office:value-type="string">
            <text:p>COMENT,C,80</text:p>
          </table:table-cell>
          <table:table-cell office:value-type="string">
            <text:p>TRANSPAREN,N,10,0</text:p>
          </table:table-cell>
          <table:table-cell office:value-type="string">
            <text:p>NOMZAC,C,80</text:p>
          </table:table-cell>
          <table:table-cell office:value-type="string">
            <text:p>CREATION,C,80</text:p>
          </table:table-cell>
          <table:table-cell office:value-type="string">
            <text:p>REALIATION,C,80</text:p>
          </table:table-cell>
          <table:table-cell office:value-type="string">
            <text:p>RECALAGE,N,5,0</text:p>
          </table:table-cell>
          <table:table-cell office:value-type="string">
            <text:p>DATE_RECAL,D</text:p>
          </table:table-cell>
          <table:table-cell office:value-type="string">
            <text:p>AREA,N,19,11</text:p>
          </table:table-cell>
          <table:table-cell office:value-type="string">
            <text:p>LEN,N,19,11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itot</text:p>
          </table:table-cell>
          <table:table-cell office:value-type="string">
            <text:p>création AP du 2 août 19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8811.17698464">
            <text:p>8811,17698464</text:p>
          </table:table-cell>
          <table:table-cell office:value-type="float" office:value="382.477850798">
            <text:p>382,477850798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ort marianne - Rive Gauche</text:p>
          </table:table-cell>
          <table:table-cell office:value-type="string">
            <text:p>création DCM du 4 février 2008</text:p>
          </table:table-cell>
          <table:table-cell office:value-type="string">
            <text:p>réalisation DCM du 29 mars 2010</text:p>
          </table:table-cell>
          <table:table-cell office:value-type="float" office:value="0">
            <text:p>0</text:p>
          </table:table-cell>
          <table:table-cell/>
          <table:table-cell office:value-type="float" office:value="96407.9309261">
            <text:p>96407,9309261</text:p>
          </table:table-cell>
          <table:table-cell office:value-type="float" office:value="1440.56756629">
            <text:p>1440,56756629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agézy</text:p>
          </table:table-cell>
          <table:table-cell office:value-type="string">
            <text:p>création DCM <text:s/>du 14 décembre 20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9743.9635088">
            <text:p>39743,9635088</text:p>
          </table:table-cell>
          <table:table-cell office:value-type="float" office:value="1547.6778472">
            <text:p>1547,6778472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Jardin aux Pivoines</text:p>
          </table:table-cell>
          <table:table-cell office:value-type="string">
            <text:p>création DCM du 25 avril 1997</text:p>
          </table:table-cell>
          <table:table-cell office:value-type="string">
            <text:p>réalisation DCM du 27 juin 1997</text:p>
          </table:table-cell>
          <table:table-cell office:value-type="float" office:value="0">
            <text:p>0</text:p>
          </table:table-cell>
          <table:table-cell/>
          <table:table-cell office:value-type="float" office:value="30869.1763991">
            <text:p>30869,1763991</text:p>
          </table:table-cell>
          <table:table-cell office:value-type="float" office:value="851.862792332">
            <text:p>851,862792332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ort Marianne - République</text:p>
          </table:table-cell>
          <table:table-cell office:value-type="string">
            <text:p>création DCM du 22 décembre 20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3751.579222">
            <text:p>203751,579222</text:p>
          </table:table-cell>
          <table:table-cell office:value-type="float" office:value="1877.73206669">
            <text:p>1877,73206669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de la Restanque</text:p>
          </table:table-cell>
          <table:table-cell office:value-type="string">
            <text:p>création DCM du 30 mars 20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253875.98157">
            <text:p>1253875,98157</text:p>
          </table:table-cell>
          <table:table-cell office:value-type="float" office:value="7991.36011162">
            <text:p>7991,36011162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arc 2000</text:p>
          </table:table-cell>
          <table:table-cell office:value-type="string">
            <text:p>création DCD du 29 mai 2000</text:p>
          </table:table-cell>
          <table:table-cell office:value-type="string">
            <text:p>réalisation DCD 19 juin 2000</text:p>
          </table:table-cell>
          <table:table-cell office:value-type="float" office:value="0">
            <text:p>0</text:p>
          </table:table-cell>
          <table:table-cell/>
          <table:table-cell office:value-type="float" office:value="67622.3155713">
            <text:p>67622,3155713</text:p>
          </table:table-cell>
          <table:table-cell office:value-type="float" office:value="1092.03426068">
            <text:p>1092,03426068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des Moulins</text:p>
          </table:table-cell>
          <table:table-cell office:value-type="string">
            <text:p>création DCM du 6 octobre 1997</text:p>
          </table:table-cell>
          <table:table-cell office:value-type="string">
            <text:p>réalisation DCM du 26 Juin 1998</text:p>
          </table:table-cell>
          <table:table-cell office:value-type="float" office:value="0">
            <text:p>0</text:p>
          </table:table-cell>
          <table:table-cell/>
          <table:table-cell office:value-type="float" office:value="63643.0735506">
            <text:p>63643,0735506</text:p>
          </table:table-cell>
          <table:table-cell office:value-type="float" office:value="1178.08460052">
            <text:p>1178,08460052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Odysseum Est</text:p>
          </table:table-cell>
          <table:table-cell office:value-type="string">
            <text:p>création DCA du 26 mai 20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15569.50455">
            <text:p>115569,50455</text:p>
          </table:table-cell>
          <table:table-cell office:value-type="float" office:value="1338.26796644">
            <text:p>1338,26796644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arc 2000 Extension</text:p>
          </table:table-cell>
          <table:table-cell office:value-type="string">
            <text:p>création DCA du 21 juillet 2006</text:p>
          </table:table-cell>
          <table:table-cell office:value-type="string">
            <text:p>réalisation DCA du 30 janvier 2008</text:p>
          </table:table-cell>
          <table:table-cell office:value-type="float" office:value="0">
            <text:p>0</text:p>
          </table:table-cell>
          <table:table-cell/>
          <table:table-cell office:value-type="float" office:value="126653.097494">
            <text:p>126653,097494</text:p>
          </table:table-cell>
          <table:table-cell office:value-type="float" office:value="1824.95658085">
            <text:p>1824,95658085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arc Euromédecine II</text:p>
          </table:table-cell>
          <table:table-cell office:value-type="string">
            <text:p>création DCD 20 juin 1991</text:p>
          </table:table-cell>
          <table:table-cell office:value-type="string">
            <text:p>réalisation DCM du 27 janvier 1988</text:p>
          </table:table-cell>
          <table:table-cell office:value-type="float" office:value="0">
            <text:p>0</text:p>
          </table:table-cell>
          <table:table-cell/>
          <table:table-cell office:value-type="float" office:value="444291.922644">
            <text:p>444291,922644</text:p>
          </table:table-cell>
          <table:table-cell office:value-type="float" office:value="4495.65462016">
            <text:p>4495,65462016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Garosud</text:p>
          </table:table-cell>
          <table:table-cell office:value-type="string">
            <text:p>création DCD du 30 avril 1997</text:p>
          </table:table-cell>
          <table:table-cell office:value-type="string">
            <text:p>réalisation DCD du 23 février 2000</text:p>
          </table:table-cell>
          <table:table-cell office:value-type="float" office:value="0">
            <text:p>0</text:p>
          </table:table-cell>
          <table:table-cell/>
          <table:table-cell office:value-type="float" office:value="863926.595607">
            <text:p>863926,595607</text:p>
          </table:table-cell>
          <table:table-cell office:value-type="float" office:value="8840.97157314">
            <text:p>8840,97157314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arc Eurêka</text:p>
          </table:table-cell>
          <table:table-cell office:value-type="string">
            <text:p>création DCD du 19 juin 2000</text:p>
          </table:table-cell>
          <table:table-cell office:value-type="string">
            <text:p>réalisation DCD du 27 avril 2001</text:p>
          </table:table-cell>
          <table:table-cell office:value-type="float" office:value="0">
            <text:p>0</text:p>
          </table:table-cell>
          <table:table-cell/>
          <table:table-cell office:value-type="float" office:value="321454.856552">
            <text:p>321454,856552</text:p>
          </table:table-cell>
          <table:table-cell office:value-type="float" office:value="3457.39454406">
            <text:p>3457,39454406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ort Marianne - Portes de la Méditerranée</text:p>
          </table:table-cell>
          <table:table-cell office:value-type="string">
            <text:p>création DCM du 19 avril 2005</text:p>
          </table:table-cell>
          <table:table-cell office:value-type="string">
            <text:p>réalisation DCM du 13 février 2007</text:p>
          </table:table-cell>
          <table:table-cell office:value-type="float" office:value="0">
            <text:p>0</text:p>
          </table:table-cell>
          <table:table-cell/>
          <table:table-cell office:value-type="float" office:value="493476.359615">
            <text:p>493476,359615</text:p>
          </table:table-cell>
          <table:table-cell office:value-type="float" office:value="3686.21844967">
            <text:p>3686,21844967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ort Marianne - Parc Marianne</text:p>
          </table:table-cell>
          <table:table-cell office:value-type="string">
            <text:p>création DCM du 27 juin 2006</text:p>
          </table:table-cell>
          <table:table-cell office:value-type="string">
            <text:p>réalisation DCM du 7 février 2007</text:p>
          </table:table-cell>
          <table:table-cell office:value-type="float" office:value="0">
            <text:p>0</text:p>
          </table:table-cell>
          <table:table-cell/>
          <table:table-cell office:value-type="float" office:value="284284.379625">
            <text:p>284284,379625</text:p>
          </table:table-cell>
          <table:table-cell office:value-type="float" office:value="2862.47617602">
            <text:p>2862,47617602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La Fontaine</text:p>
          </table:table-cell>
          <table:table-cell office:value-type="string">
            <text:p>création / réalisation</text:p>
          </table:table-cell>
          <table:table-cell office:value-type="string">
            <text:p>DCM du 12 <text:s/>juillet 1985</text:p>
          </table:table-cell>
          <table:table-cell office:value-type="float" office:value="0">
            <text:p>0</text:p>
          </table:table-cell>
          <table:table-cell/>
          <table:table-cell office:value-type="float" office:value="104079.041496">
            <text:p>104079,041496</text:p>
          </table:table-cell>
          <table:table-cell office:value-type="float" office:value="1857.07084944">
            <text:p>1857,07084944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Ovalie</text:p>
          </table:table-cell>
          <table:table-cell office:value-type="string">
            <text:p>création DCM 3 juin 2004</text:p>
          </table:table-cell>
          <table:table-cell office:value-type="string">
            <text:p>réalisation DCM du 20 décembre 2005</text:p>
          </table:table-cell>
          <table:table-cell office:value-type="float" office:value="0">
            <text:p>0</text:p>
          </table:table-cell>
          <table:table-cell/>
          <table:table-cell office:value-type="float" office:value="346664.224399">
            <text:p>346664,224399</text:p>
          </table:table-cell>
          <table:table-cell office:value-type="float" office:value="4524.566537">
            <text:p>4524,566537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Jardins de la Lironde</text:p>
          </table:table-cell>
          <table:table-cell office:value-type="string">
            <text:p>création DCM du 28 février 2005</text:p>
          </table:table-cell>
          <table:table-cell office:value-type="string">
            <text:p>réalisation DCM du 25 juillet 2005</text:p>
          </table:table-cell>
          <table:table-cell office:value-type="float" office:value="0">
            <text:p>0</text:p>
          </table:table-cell>
          <table:table-cell/>
          <table:table-cell office:value-type="float" office:value="405201.84648">
            <text:p>405201,84648</text:p>
          </table:table-cell>
          <table:table-cell office:value-type="float" office:value="6106.92358958">
            <text:p>6106,92358958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ort Marianne - Consuls de Mer</text:p>
          </table:table-cell>
          <table:table-cell office:value-type="string">
            <text:p>création DCM du 24 juillet 2008</text:p>
          </table:table-cell>
          <table:table-cell office:value-type="string">
            <text:p>réalisation DCM du 9 mai 2011</text:p>
          </table:table-cell>
          <table:table-cell office:value-type="float" office:value="0">
            <text:p>0</text:p>
          </table:table-cell>
          <table:table-cell/>
          <table:table-cell office:value-type="float" office:value="247085.743122">
            <text:p>247085,743122</text:p>
          </table:table-cell>
          <table:table-cell office:value-type="float" office:value="3582.24899818">
            <text:p>3582,24899818</text:p>
          </table:table-cell>
        </table:table-row>
        <table:table-row table:style-name="ro1">
          <table:table-cell office:value-type="string">
            <text:p>ZAC Hermès</text:p>
          </table:table-cell>
          <table:table-cell office:value-type="string">
            <text:p>DCM du 30/01/1992</text:p>
          </table:table-cell>
          <table:table-cell office:value-type="string">
            <text:p>Hermès</text:p>
          </table:table-cell>
          <table:table-cell office:value-type="float" office:value="50">
            <text:p>50</text:p>
          </table:table-cell>
          <table:table-cell office:value-type="string">
            <text:p>ZAC Hermès</text:p>
          </table:table-cell>
          <table:table-cell office:value-type="string">
            <text:p>création DCM du 30 janvier 199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9104.1116854">
            <text:p>19104,1116854</text:p>
          </table:table-cell>
          <table:table-cell office:value-type="float" office:value="593.11678235">
            <text:p>593,11678235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ort Marianne - Richter</text:p>
          </table:table-cell>
          <table:table-cell office:value-type="string">
            <text:p>création AP du 2 aout 1993</text:p>
          </table:table-cell>
          <table:table-cell office:value-type="string">
            <text:p>réalisation AP du 7 mars 1995</text:p>
          </table:table-cell>
          <table:table-cell office:value-type="float" office:value="0">
            <text:p>0</text:p>
          </table:table-cell>
          <table:table-cell/>
          <table:table-cell office:value-type="float" office:value="115743.406508">
            <text:p>115743,406508</text:p>
          </table:table-cell>
          <table:table-cell office:value-type="float" office:value="1471.70232639">
            <text:p>1471,70232639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ort Marianne - Parc Marianne</text:p>
          </table:table-cell>
          <table:table-cell office:value-type="string">
            <text:p>création DCM du 27 juin 2006</text:p>
          </table:table-cell>
          <table:table-cell office:value-type="string">
            <text:p>réalisation DCM du 7 février 2007</text:p>
          </table:table-cell>
          <table:table-cell office:value-type="float" office:value="0">
            <text:p>0</text:p>
          </table:table-cell>
          <table:table-cell/>
          <table:table-cell office:value-type="float" office:value="9943.55032736">
            <text:p>9943,55032736</text:p>
          </table:table-cell>
          <table:table-cell office:value-type="float" office:value="442.630970679">
            <text:p>442,630970679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des Grisettes</text:p>
          </table:table-cell>
          <table:table-cell office:value-type="string">
            <text:p>création DCM du 20 décembre 2005</text:p>
          </table:table-cell>
          <table:table-cell office:value-type="string">
            <text:p>réalisation DCM du 24 avril 2008</text:p>
          </table:table-cell>
          <table:table-cell office:value-type="float" office:value="0">
            <text:p>0</text:p>
          </table:table-cell>
          <table:table-cell/>
          <table:table-cell office:value-type="float" office:value="195750.020216">
            <text:p>195750,020216</text:p>
          </table:table-cell>
          <table:table-cell office:value-type="float" office:value="2755.17584827">
            <text:p>2755,17584827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Hippocrate</text:p>
          </table:table-cell>
          <table:table-cell office:value-type="string">
            <text:p>création DCM du 29 septembre 2000</text:p>
          </table:table-cell>
          <table:table-cell office:value-type="string">
            <text:p>réalisation DCM du 1er octobre 2001</text:p>
          </table:table-cell>
          <table:table-cell office:value-type="float" office:value="0">
            <text:p>0</text:p>
          </table:table-cell>
          <table:table-cell/>
          <table:table-cell office:value-type="float" office:value="76358.0507803">
            <text:p>76358,0507803</text:p>
          </table:table-cell>
          <table:table-cell office:value-type="float" office:value="1369.18954919">
            <text:p>1369,18954919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ort Marianne - République</text:p>
          </table:table-cell>
          <table:table-cell office:value-type="string">
            <text:p>création DCM du 22 décembre 20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1057.6434435">
            <text:p>11057,6434435</text:p>
          </table:table-cell>
          <table:table-cell office:value-type="float" office:value="460.113033265">
            <text:p>460,113033265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Malbosc</text:p>
          </table:table-cell>
          <table:table-cell office:value-type="string">
            <text:p>création DCM du 30 septembre 1999</text:p>
          </table:table-cell>
          <table:table-cell office:value-type="string">
            <text:p>réalisation DCM du 6 février 2003</text:p>
          </table:table-cell>
          <table:table-cell office:value-type="float" office:value="0">
            <text:p>0</text:p>
          </table:table-cell>
          <table:table-cell/>
          <table:table-cell office:value-type="float" office:value="372465.577098">
            <text:p>372465,577098</text:p>
          </table:table-cell>
          <table:table-cell office:value-type="float" office:value="3039.55917001">
            <text:p>3039,55917001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du Coteau</text:p>
          </table:table-cell>
          <table:table-cell office:value-type="string">
            <text:p>création DCM du 3 Octobre 20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64429.901303">
            <text:p>264429,901303</text:p>
          </table:table-cell>
          <table:table-cell office:value-type="float" office:value="3321.69530376">
            <text:p>3321,69530376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Nouveau Saint Roch</text:p>
          </table:table-cell>
          <table:table-cell office:value-type="string">
            <text:p>création DCM du 24 juillet 2008</text:p>
          </table:table-cell>
          <table:table-cell office:value-type="string">
            <text:p>réalisation DCM du 4 octobre 2010</text:p>
          </table:table-cell>
          <table:table-cell office:value-type="float" office:value="0">
            <text:p>0</text:p>
          </table:table-cell>
          <table:table-cell/>
          <table:table-cell office:value-type="float" office:value="163377.303987">
            <text:p>163377,303987</text:p>
          </table:table-cell>
          <table:table-cell office:value-type="float" office:value="2625.49820227">
            <text:p>2625,49820227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arc 2000 2ème extension</text:p>
          </table:table-cell>
          <table:table-cell office:value-type="string">
            <text:p>création DCA du 21 avril 20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9305.6796986">
            <text:p>49305,6796986</text:p>
          </table:table-cell>
          <table:table-cell office:value-type="float" office:value="1096.86102938">
            <text:p>1096,86102938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Garosud Extension</text:p>
          </table:table-cell>
          <table:table-cell office:value-type="string">
            <text:p>création DCA du 21 juillet 200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98169.831665">
            <text:p>198169,831665</text:p>
          </table:table-cell>
          <table:table-cell office:value-type="float" office:value="2362.40598708">
            <text:p>2362,40598708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ierres Vives</text:p>
          </table:table-cell>
          <table:table-cell office:value-type="string">
            <text:p>création AP du 13 février 20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6241.795415">
            <text:p>106241,795415</text:p>
          </table:table-cell>
          <table:table-cell office:value-type="float" office:value="1867.52195736">
            <text:p>1867,52195736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Port Marianne - Jacques Coeur</text:p>
          </table:table-cell>
          <table:table-cell office:value-type="string">
            <text:p>création DCM du 7 octobre 2004</text:p>
          </table:table-cell>
          <table:table-cell office:value-type="string">
            <text:p>réalisation DCM 25 juillet 2005</text:p>
          </table:table-cell>
          <table:table-cell office:value-type="float" office:value="0">
            <text:p>0</text:p>
          </table:table-cell>
          <table:table-cell/>
          <table:table-cell office:value-type="float" office:value="96245.2490036">
            <text:p>96245,2490036</text:p>
          </table:table-cell>
          <table:table-cell office:value-type="float" office:value="2107.89198377">
            <text:p>2107,89198377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Saint-Charles</text:p>
          </table:table-cell>
          <table:table-cell office:value-type="string">
            <text:p>création DCM du 21 janvier 2000</text:p>
          </table:table-cell>
          <table:table-cell office:value-type="string">
            <text:p>réalisation DCM du 20 septembre 2000</text:p>
          </table:table-cell>
          <table:table-cell office:value-type="float" office:value="0">
            <text:p>0</text:p>
          </table:table-cell>
          <table:table-cell/>
          <table:table-cell office:value-type="float" office:value="45318.6378065">
            <text:p>45318,6378065</text:p>
          </table:table-cell>
          <table:table-cell office:value-type="float" office:value="1020.61986842">
            <text:p>1020,61986842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Mas d'Alco</text:p>
          </table:table-cell>
          <table:table-cell office:value-type="string">
            <text:p>création AP du 6 septembre 19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51942.897943">
            <text:p>251942,897943</text:p>
          </table:table-cell>
          <table:table-cell office:value-type="float" office:value="2356.66241241">
            <text:p>2356,66241241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ZAC Blaise Pascal</text:p>
          </table:table-cell>
          <table:table-cell office:value-type="string">
            <text:p>création DCM du 26 juin 1987</text:p>
          </table:table-cell>
          <table:table-cell office:value-type="string">
            <text:p>réalisation DCM du 22 novembre 1990</text:p>
          </table:table-cell>
          <table:table-cell office:value-type="float" office:value="0">
            <text:p>0</text:p>
          </table:table-cell>
          <table:table-cell/>
          <table:table-cell office:value-type="float" office:value="364638.697447">
            <text:p>364638,697447</text:p>
          </table:table-cell>
          <table:table-cell office:value-type="float" office:value="4857.21553591">
            <text:p>4857,215535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29/01/2014</text:date>, <text:time>11:2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7" meta:object-count="0"/>
    <meta:generator>OpenOffice/4.0.1$Win32 OpenOffice.org_project/401m5$Build-9714</meta:generator>
  </office:meta>
</office:document-meta>
</file>